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569cd6" loext:opacity="100%" style:font-name="Consolas" fo:font-size="10.5pt" fo:font-weight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fo:color="#4fc1ff" loext:opacity="100%" style:font-name="Consolas" fo:font-size="10.5pt" fo:font-weight="normal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586c0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808080" loext:opacity="100%" style:font-name="Consolas" fo:font-size="10.5pt" fo:font-weight="normal"/>
    </style:style>
    <style:style style:name="T16" style:family="text">
      <style:text-properties fo:color="#d4d4d4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<text:span text:style-name="T2">React</text:span>, { <text:span text:style-name="T2">useState</text:span>, <text:span text:style-name="T2">useEffect</text:span> } <text:span text:style-name="T1">from</text:span> <text:span text:style-name="T3">"react"</text:span>;</text:p>
      <text:p text:style-name="P1"><text:span text:style-name="T1">import</text:span> <text:span text:style-name="T3">"./AltaIngreso.css"</text:span>;</text:p>
      <text:p text:style-name="P2"/>
      <text:p text:style-name="P1"><text:span text:style-name="T4">function</text:span> <text:span text:style-name="T5">AltaIngreso</text:span>() {</text:p>
      <text:p text:style-name="P3">  <text:span text:style-name="T6">const</text:span><text:span text:style-name="T7"> [</text:span><text:span text:style-name="T8">ingresos</text:span><text:span text:style-name="T7">, </text:span><text:span text:style-name="T9">setIngresos</text:span><text:span text:style-name="T7">] </text:span><text:span text:style-name="T10">=</text:span><text:span text:style-name="T7"> </text:span><text:span text:style-name="T9">useState</text:span><text:span text:style-name="T7">([]);</text:span></text:p>
      <text:p text:style-name="P3">  <text:span text:style-name="T6">const</text:span><text:span text:style-name="T7"> [</text:span><text:span text:style-name="T8">nuevoIngreso</text:span><text:span text:style-name="T7">, </text:span><text:span text:style-name="T9">setNuevoIngreso</text:span><text:span text:style-name="T7">] </text:span><text:span text:style-name="T10">=</text:span><text:span text:style-name="T7"> </text:span><text:span text:style-name="T9">useState</text:span><text:span text:style-name="T7">({</text:span></text:p>
      <text:p text:style-name="P3">    <text:span text:style-name="T11">id:</text:span><text:span text:style-name="T7"> </text:span><text:span text:style-name="T6">null</text:span><text:span text:style-name="T7">,</text:span></text:p>
      <text:p text:style-name="P3">    <text:span text:style-name="T11">descripcion:</text:span><text:span text:style-name="T7"> </text:span><text:span text:style-name="T12">""</text:span><text:span text:style-name="T7">,</text:span></text:p>
      <text:p text:style-name="P3">    <text:span text:style-name="T11">monto:</text:span><text:span text:style-name="T7"> </text:span><text:span text:style-name="T12">""</text:span><text:span text:style-name="T7">,</text:span></text:p>
      <text:p text:style-name="P3">    <text:span text:style-name="T11">fecha:</text:span><text:span text:style-name="T7"> </text:span><text:span text:style-name="T12">""</text:span><text:span text:style-name="T7">,</text:span></text:p>
      <text:p text:style-name="P3">  <text:span text:style-name="T7">});</text:span></text:p>
      <text:p text:style-name="P2"/>
      <text:p text:style-name="P3">  <text:span text:style-name="T9">useEffect</text:span><text:span text:style-name="T7">(() </text:span><text:span text:style-name="T6">=&gt;</text:span><text:span text:style-name="T7"> {</text:span></text:p>
      <text:p text:style-name="P3">    <text:span text:style-name="T9">fetch</text:span><text:span text:style-name="T7">(</text:span><text:span text:style-name="T12">"http://localhost:8000/ingresos"</text:span><text:span text:style-name="T7">)</text:span></text:p>
      <text:p text:style-name="P3">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<text:span text:style-name="T7">.</text:span><text:span text:style-name="T9">then</text:span><text:span text:style-name="T7">((</text:span><text:span text:style-name="T11">data</text:span><text:span text:style-name="T7">) </text:span><text:span text:style-name="T6">=&gt;</text:span><text:span text:style-name="T7"> </text:span><text:span text:style-name="T9">setIngresos</text:span><text:span text:style-name="T7">(</text:span><text:span text:style-name="T11">data</text:span><text:span text:style-name="T7">))</text:span></text:p>
      <text:p text:style-name="P3">      <text:span text:style-name="T7">.</text:span><text:span text:style-name="T9">catch</text:span><text:span text:style-name="T7">((</text:span><text:span text:style-name="T11">err</text:span><text:span text:style-name="T7">) </text:span><text:span text:style-name="T6">=&gt;</text:span><text:span text:style-name="T7"> </text:span><text:span text:style-name="T11">console</text:span><text:span text:style-name="T7">.</text:span><text:span text:style-name="T9">error</text:span><text:span text:style-name="T7">(</text:span><text:span text:style-name="T12">"Error al obtener ingresos:"</text:span><text:span text:style-name="T7">, </text:span><text:span text:style-name="T11">err</text:span><text:span text:style-name="T7">));</text:span></text:p>
      <text:p text:style-name="P3">  <text:span text:style-name="T7">}, []);</text:span></text:p>
      <text:p text:style-name="P2"/>
      <text:p text:style-name="P3">  <text:span text:style-name="T6">const</text:span><text:span text:style-name="T7"> </text:span><text:span text:style-name="T9">handleChange</text:span><text:span text:style-name="T7"> </text:span><text:span text:style-name="T10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9">setNuevoIngreso</text:span><text:span text:style-name="T7">({ </text:span><text:span text:style-name="T10">...</text:span><text:span text:style-name="T8">nuevoIngreso</text:span><text:span text:style-name="T7">, </text:span><text:span text:style-name="T11">[e.target.name]:</text:span><text:span text:style-name="T7"> </text:span><text:span text:style-name="T11">e</text:span><text:span text:style-name="T7">.</text:span><text:span text:style-name="T11">target</text:span><text:span text:style-name="T7">.</text:span><text:span text:style-name="T11">value</text:span><text:span text:style-name="T7"> }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Submit</text:span><text:span text:style-name="T7"> </text:span><text:span text:style-name="T10">=</text:span><text:span text:style-name="T7"> (</text:span><text:span text:style-name="T11">e</text:span><text:span text:style-name="T7">) </text:span><text:span text:style-name="T6">=&gt;</text:span><text:span text:style-name="T7"> {</text:span></text:p>
      <text:p text:style-name="P3">    <text:span text:style-name="T11">e</text:span><text:span text:style-name="T7">.</text:span><text:span text:style-name="T9">preventDefault</text:span><text:span text:style-name="T7">();</text:span></text:p>
      <text:p text:style-name="P2"/>
      <text:p text:style-name="P3">    <text:span text:style-name="T13">if</text:span><text:span text:style-name="T7"> (</text:span><text:span text:style-name="T8">nuevoIngreso</text:span><text:span text:style-name="T7">.</text:span><text:span text:style-name="T11">id</text:span><text:span text:style-name="T7">) {</text:span></text:p>
      <text:p text:style-name="P3">      <text:span text:style-name="T14">// Editar ingreso existente</text:span></text:p>
      <text:p text:style-name="P3">      <text:span text:style-name="T9">fetch</text:span><text:span text:style-name="T7">(</text:span><text:span text:style-name="T12">`http://localhost:8000/ingresos/</text:span><text:span text:style-name="T6">${</text:span><text:span text:style-name="T8">nuevoIngreso</text:span><text:span text:style-name="T10">.</text:span><text:span text:style-name="T11">id</text:span><text:span text:style-name="T6">}</text:span><text:span text:style-name="T12">`</text:span><text:span text:style-name="T7">, {</text:span></text:p>
      <text:p text:style-name="P3">        <text:span text:style-name="T11">method:</text:span><text:span text:style-name="T7"> </text:span><text:span text:style-name="T12">"PU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11">JSON</text:span><text:span text:style-name="T7">.</text:span><text:span text:style-name="T9">stringify</text:span><text:span text:style-name="T7">(</text:span><text:span text:style-name="T8">nuevoIngreso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  <text:span text:style-name="T7">.</text:span><text:span text:style-name="T9">then</text:span><text:span text:style-name="T7">((</text:span><text:span text:style-name="T11">updatedIngreso</text:span><text:span text:style-name="T7">) </text:span><text:span text:style-name="T6">=&gt;</text:span><text:span text:style-name="T7"> {</text:span></text:p>
      <text:p text:style-name="P3">          <text:span text:style-name="T9">setIngresos</text:span><text:span text:style-name="T7">(</text:span></text:p>
      <text:p text:style-name="P3">            <text:span text:style-name="T8">ingresos</text:span><text:span text:style-name="T7">.</text:span><text:span text:style-name="T9">map</text:span><text:span text:style-name="T7">((</text:span><text:span text:style-name="T11">ing</text:span><text:span text:style-name="T7">) </text:span><text:span text:style-name="T6">=&gt;</text:span></text:p>
      <text:p text:style-name="P3">              <text:span text:style-name="T11">ing</text:span><text:span text:style-name="T7">.</text:span><text:span text:style-name="T11">id</text:span><text:span text:style-name="T7"> </text:span><text:span text:style-name="T10">===</text:span><text:span text:style-name="T7"> </text:span><text:span text:style-name="T11">updatedIngreso</text:span><text:span text:style-name="T7">.</text:span><text:span text:style-name="T11">id</text:span><text:span text:style-name="T7"> </text:span><text:span text:style-name="T10">?</text:span><text:span text:style-name="T7"> </text:span><text:span text:style-name="T11">updatedIngreso</text:span><text:span text:style-name="T7"> </text:span><text:span text:style-name="T10">:</text:span><text:span text:style-name="T7"> </text:span><text:span text:style-name="T11">ing</text:span></text:p>
      <text:p text:style-name="P3">            <text:span text:style-name="T7">)</text:span></text:p>
      <text:p text:style-name="P3">          <text:span text:style-name="T7">);</text:span></text:p>
      <text:p text:style-name="P3">          <text:span text:style-name="T9">setNuevoIngreso</text:span><text:span text:style-name="T7">({ </text:span><text:span text:style-name="T11">id:</text:span><text:span text:style-name="T7"> </text:span><text:span text:style-name="T6">null</text:span><text:span text:style-name="T7">, </text:span><text:span text:style-name="T11">descripcion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 </text:span><text:span text:style-name="T13">else</text:span><text:span text:style-name="T7"> {</text:span></text:p>
      <text:p text:style-name="P3">      <text:span text:style-name="T14">// Crear nuevo ingreso</text:span></text:p>
      <text:p text:style-name="P3">      <text:span text:style-name="T9">fetch</text:span><text:span text:style-name="T7">(</text:span><text:span text:style-name="T12">"http://localhost:8000/ingresos"</text:span><text:span text:style-name="T7">, {</text:span></text:p>
      <text:p text:style-name="P3">        <text:span text:style-name="T11">method:</text:span><text:span text:style-name="T7"> </text:span><text:span text:style-name="T12">"POST"</text:span><text:span text:style-name="T7">,</text:span></text:p>
      <text:p text:style-name="P3">        <text:span text:style-name="T11">headers:</text:span><text:span text:style-name="T7"> { </text:span><text:span text:style-name="T12">"Content-Type"</text:span><text:span text:style-name="T11">:</text:span><text:span text:style-name="T7"> </text:span><text:span text:style-name="T12">"application/json"</text:span><text:span text:style-name="T7"> },</text:span></text:p>
      <text:p text:style-name="P3">        <text:span text:style-name="T11">body:</text:span><text:span text:style-name="T7"> </text:span><text:span text:style-name="T11">JSON</text:span><text:span text:style-name="T7">.</text:span><text:span text:style-name="T9">stringify</text:span><text:span text:style-name="T7">(</text:span><text:span text:style-name="T8">nuevoIngreso</text:span><text:span text:style-name="T7">),</text:span></text:p>
      <text:p text:style-name="P3">      <text:span text:style-name="T7">})</text:span></text:p>
      <text:p text:style-name="P3">        <text:span text:style-name="T7">.</text:span><text:span text:style-name="T9">then</text:span><text:span text:style-name="T7">((</text:span><text:span text:style-name="T11">res</text:span><text:span text:style-name="T7">) </text:span><text:span text:style-name="T6">=&gt;</text:span><text:span text:style-name="T7"> </text:span><text:span text:style-name="T11">res</text:span><text:span text:style-name="T7">.</text:span><text:span text:style-name="T9">json</text:span><text:span text:style-name="T7">())</text:span></text:p>
      <text:p text:style-name="P3">        <text:span text:style-name="T7">.</text:span><text:span text:style-name="T9">then</text:span><text:span text:style-name="T7">((</text:span><text:span text:style-name="T11">data</text:span><text:span text:style-name="T7">) </text:span><text:span text:style-name="T6">=&gt;</text:span><text:span text:style-name="T7"> {</text:span></text:p>
      <text:p text:style-name="P3"><text:soft-page-break/>          <text:span text:style-name="T9">setIngresos</text:span><text:span text:style-name="T7">([</text:span><text:span text:style-name="T10">...</text:span><text:span text:style-name="T8">ingresos</text:span><text:span text:style-name="T7">, </text:span><text:span text:style-name="T11">data</text:span><text:span text:style-name="T7">]);</text:span></text:p>
      <text:p text:style-name="P3">          <text:span text:style-name="T9">setNuevoIngreso</text:span><text:span text:style-name="T7">({ </text:span><text:span text:style-name="T11">id:</text:span><text:span text:style-name="T7"> </text:span><text:span text:style-name="T6">null</text:span><text:span text:style-name="T7">, </text:span><text:span text:style-name="T11">descripcion:</text:span><text:span text:style-name="T7"> </text:span><text:span text:style-name="T12">""</text:span><text:span text:style-name="T7">, </text:span><text:span text:style-name="T11">monto:</text:span><text:span text:style-name="T7"> </text:span><text:span text:style-name="T12">""</text:span><text:span text:style-name="T7">, </text:span><text:span text:style-name="T11">fecha:</text:span><text:span text:style-name="T7"> </text:span><text:span text:style-name="T12">""</text:span><text:span text:style-name="T7"> });</text:span></text:p>
      <text:p text:style-name="P3">        <text:span text:style-name="T7">});</text:span></text:p>
      <text:p text:style-name="P3">    <text:span text:style-name="T7">}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Edit</text:span><text:span text:style-name="T7"> </text:span><text:span text:style-name="T10">=</text:span><text:span text:style-name="T7"> (</text:span><text:span text:style-name="T11">ingreso</text:span><text:span text:style-name="T7">) </text:span><text:span text:style-name="T6">=&gt;</text:span><text:span text:style-name="T7"> {</text:span></text:p>
      <text:p text:style-name="P3">    <text:span text:style-name="T9">setNuevoIngreso</text:span><text:span text:style-name="T7">(</text:span><text:span text:style-name="T11">ingreso</text:span><text:span text:style-name="T7">);</text:span></text:p>
      <text:p text:style-name="P3">  <text:span text:style-name="T7">};</text:span></text:p>
      <text:p text:style-name="P2"/>
      <text:p text:style-name="P3">  <text:span text:style-name="T6">const</text:span><text:span text:style-name="T7"> </text:span><text:span text:style-name="T9">handleDelete</text:span><text:span text:style-name="T7"> </text:span><text:span text:style-name="T10">=</text:span><text:span text:style-name="T7"> (</text:span><text:span text:style-name="T11">id</text:span><text:span text:style-name="T7">) </text:span><text:span text:style-name="T6">=&gt;</text:span><text:span text:style-name="T7"> {</text:span></text:p>
      <text:p text:style-name="P3">    <text:span text:style-name="T9">fetch</text:span><text:span text:style-name="T7">(</text:span><text:span text:style-name="T12">`http://localhost:8000/ingresos/</text:span><text:span text:style-name="T6">${</text:span><text:span text:style-name="T11">id</text:span><text:span text:style-name="T6">}</text:span><text:span text:style-name="T12">`</text:span><text:span text:style-name="T7">, {</text:span></text:p>
      <text:p text:style-name="P3">      <text:span text:style-name="T11">method:</text:span><text:span text:style-name="T7"> </text:span><text:span text:style-name="T12">"DELETE"</text:span><text:span text:style-name="T7">,</text:span></text:p>
      <text:p text:style-name="P3">    <text:span text:style-name="T7">}).</text:span><text:span text:style-name="T9">then</text:span><text:span text:style-name="T7">(() </text:span><text:span text:style-name="T6">=&gt;</text:span><text:span text:style-name="T7"> {</text:span></text:p>
      <text:p text:style-name="P3">      <text:span text:style-name="T9">setIngresos</text:span><text:span text:style-name="T7">(</text:span><text:span text:style-name="T8">ingresos</text:span><text:span text:style-name="T7">.</text:span><text:span text:style-name="T9">filter</text:span><text:span text:style-name="T7">((</text:span><text:span text:style-name="T11">ing</text:span><text:span text:style-name="T7">) </text:span><text:span text:style-name="T6">=&gt;</text:span><text:span text:style-name="T7"> </text:span><text:span text:style-name="T11">ing</text:span><text:span text:style-name="T7">.</text:span><text:span text:style-name="T11">id</text:span><text:span text:style-name="T7"> </text:span><text:span text:style-name="T10">!==</text:span><text:span text:style-name="T7"> </text:span><text:span text:style-name="T11">id</text:span><text:span text:style-name="T7">));</text:span></text:p>
      <text:p text:style-name="P3">    <text:span text:style-name="T7">});</text:span></text:p>
      <text:p text:style-name="P3">  <text:span text:style-name="T7">};</text:span></text:p>
      <text:p text:style-name="P2"/>
      <text:p text:style-name="P3">  <text:span text:style-name="T13">return</text:span><text:span text:style-name="T7"> (    </text:span></text:p>
      <text:p text:style-name="P3">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alta-ingreso-container"</text:span><text:span text:style-name="T15">&gt;</text:span><text:span text:style-name="T7">     </text:span></text:p>
      <text:p text:style-name="P3">      <text:span text:style-name="T6">{</text:span><text:span text:style-name="T14">/* Lista de ingresos */</text:span><text:span text:style-name="T6">}</text:span></text:p>
      <text:p text:style-name="P3">  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lista-ingresos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7">Lista de Ingresos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table</text:span><text:span text:style-name="T15">&gt;</text:span></text:p>
      <text:p text:style-name="P3">          <text:span text:style-name="T15">&lt;</text:span><text:span text:style-name="T6">thead</text:span><text:span text:style-name="T15">&gt;</text:span></text:p>
      <text:p text:style-name="P3">            <text:span text:style-name="T15">&lt;</text:span><text:span text:style-name="T6">tr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Descripción</text:span><text:span text:style-name="T15">&lt;/</text:span><text:span text:style-name="T6">th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Monto</text:span><text:span text:style-name="T15">&lt;/</text:span><text:span text:style-name="T6">th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Fecha</text:span><text:span text:style-name="T15">&lt;/</text:span><text:span text:style-name="T6">th</text:span><text:span text:style-name="T15">&gt;</text:span></text:p>
      <text:p text:style-name="P3">              <text:span text:style-name="T15">&lt;</text:span><text:span text:style-name="T6">th</text:span><text:span text:style-name="T15">&gt;</text:span><text:span text:style-name="T7">Acciones</text:span><text:span text:style-name="T15">&lt;/</text:span><text:span text:style-name="T6">th</text:span><text:span text:style-name="T15">&gt;</text:span></text:p>
      <text:p text:style-name="P3">            <text:span text:style-name="T15">&lt;/</text:span><text:span text:style-name="T6">tr</text:span><text:span text:style-name="T15">&gt;</text:span></text:p>
      <text:p text:style-name="P3">          <text:span text:style-name="T15">&lt;/</text:span><text:span text:style-name="T6">thead</text:span><text:span text:style-name="T15">&gt;</text:span></text:p>
      <text:p text:style-name="P3">          <text:span text:style-name="T15">&lt;</text:span><text:span text:style-name="T6">tbody</text:span><text:span text:style-name="T15">&gt;</text:span></text:p>
      <text:p text:style-name="P3">            <text:span text:style-name="T6">{</text:span><text:span text:style-name="T8">ingresos</text:span><text:span text:style-name="T10">.</text:span><text:span text:style-name="T9">map</text:span><text:span text:style-name="T10">((</text:span><text:span text:style-name="T11">ingreso</text:span><text:span text:style-name="T10">) </text:span><text:span text:style-name="T6">=&gt;</text:span><text:span text:style-name="T10"> (</text:span></text:p>
      <text:p text:style-name="P3"><text:span text:style-name="T16">              </text:span><text:span text:style-name="T15">&lt;</text:span><text:span text:style-name="T6">tr</text:span><text:span text:style-name="T10"> </text:span><text:span text:style-name="T11">key</text:span><text:span text:style-name="T10">=</text:span><text:span text:style-name="T6">{</text:span><text:span text:style-name="T11">ingreso</text:span><text:span text:style-name="T10">.</text:span><text:span text:style-name="T11">id</text:span><text:span text:style-name="T6">}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descripcion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monto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text:span text:style-name="T6">{</text:span><text:span text:style-name="T11">ingreso</text:span><text:span text:style-name="T10">.</text:span><text:span text:style-name="T11">fecha</text:span><text:span text:style-name="T6">}</text:span><text:span text:style-name="T15">&lt;/</text:span><text:span text:style-name="T6">td</text:span><text:span text:style-name="T15">&gt;</text:span></text:p>
      <text:p text:style-name="P3"><text:span text:style-name="T16">                </text:span><text:span text:style-name="T15">&lt;</text:span><text:span text:style-name="T6">td</text:span><text:span text:style-name="T15">&gt;</text:span></text:p>
      <text:p text:style-name="P3"><text:span text:style-name="T16">                  </text:span><text:span text:style-name="T15">&lt;</text:span><text:span text:style-name="T6">button</text:span><text:span text:style-name="T10"> </text:span><text:span text:style-name="T11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Edit</text:span><text:span text:style-name="T10">(</text:span><text:span text:style-name="T11">ingreso</text:span><text:span text:style-name="T10">)</text:span><text:span text:style-name="T6">}</text:span><text:span text:style-name="T15">&gt;</text:span><text:span text:style-name="T10">Editar</text:span><text:span text:style-name="T15">&lt;/</text:span><text:span text:style-name="T6">button</text:span><text:span text:style-name="T15">&gt;</text:span></text:p>
      <text:p text:style-name="P3"><text:span text:style-name="T16">                  </text:span><text:span text:style-name="T15">&lt;</text:span><text:span text:style-name="T6">button</text:span><text:span text:style-name="T10"> </text:span><text:span text:style-name="T11">onClick</text:span><text:span text:style-name="T10">=</text:span><text:span text:style-name="T6">{</text:span><text:span text:style-name="T10">() </text:span><text:span text:style-name="T6">=&gt;</text:span><text:span text:style-name="T10"> </text:span><text:span text:style-name="T9">handleDelete</text:span><text:span text:style-name="T10">(</text:span><text:span text:style-name="T11">ingreso</text:span><text:span text:style-name="T10">.</text:span><text:span text:style-name="T11">id</text:span><text:span text:style-name="T10">)</text:span><text:span text:style-name="T6">}</text:span><text:span text:style-name="T15">&gt;</text:span></text:p>
      <text:p text:style-name="P4">                    <text:span text:style-name="T7">Eliminar</text:span></text:p>
      <text:p text:style-name="P3"><text:span text:style-name="T16">                  </text:span><text:span text:style-name="T15">&lt;/</text:span><text:span text:style-name="T6">button</text:span><text:span text:style-name="T15">&gt;</text:span></text:p>
      <text:p text:style-name="P3"><text:span text:style-name="T16">                </text:span><text:span text:style-name="T15">&lt;/</text:span><text:span text:style-name="T6">td</text:span><text:span text:style-name="T15">&gt;</text:span></text:p>
      <text:p text:style-name="P3"><text:span text:style-name="T16">              </text:span><text:span text:style-name="T15">&lt;/</text:span><text:span text:style-name="T6">tr</text:span><text:span text:style-name="T15">&gt;</text:span></text:p>
      <text:p text:style-name="P3"><text:span text:style-name="T16">            </text:span><text:span text:style-name="T10">))</text:span><text:span text:style-name="T6">}</text:span></text:p>
      <text:p text:style-name="P3">          <text:span text:style-name="T15">&lt;/</text:span><text:span text:style-name="T6">tbody</text:span><text:span text:style-name="T15">&gt;</text:span></text:p>
      <text:p text:style-name="P3">        <text:span text:style-name="T15">&lt;/</text:span><text:span text:style-name="T6">table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2"/>
      <text:p text:style-name="P3">      <text:span text:style-name="T6">{</text:span><text:span text:style-name="T14">/* Formulario de alta/edición */</text:span><text:span text:style-name="T6">}</text:span></text:p>
      <text:p text:style-name="P3"><text:soft-page-break/>      <text:span text:style-name="T15">&lt;</text:span><text:span text:style-name="T6">div</text:span><text:span text:style-name="T7"> </text:span><text:span text:style-name="T11">className</text:span><text:span text:style-name="T10">=</text:span><text:span text:style-name="T12">"formulario-ingreso"</text:span><text:span text:style-name="T15">&gt;</text:span></text:p>
      <text:p text:style-name="P3">        <text:span text:style-name="T15">&lt;</text:span><text:span text:style-name="T6">h2</text:span><text:span text:style-name="T15">&gt;</text:span><text:span text:style-name="T6">{</text:span><text:span text:style-name="T8">nuevoIngreso</text:span><text:span text:style-name="T10">.</text:span><text:span text:style-name="T11">id</text:span><text:span text:style-name="T10"> ? </text:span><text:span text:style-name="T12">"Editar Ingreso"</text:span><text:span text:style-name="T10"> : </text:span><text:span text:style-name="T12">"Nuevo Ingreso"</text:span><text:span text:style-name="T6">}</text:span><text:span text:style-name="T15">&lt;/</text:span><text:span text:style-name="T6">h2</text:span><text:span text:style-name="T15">&gt;</text:span></text:p>
      <text:p text:style-name="P3">        <text:span text:style-name="T15">&lt;</text:span><text:span text:style-name="T6">form</text:span><text:span text:style-name="T7"> </text:span><text:span text:style-name="T11">onSubmit</text:span><text:span text:style-name="T10">=</text:span><text:span text:style-name="T6">{</text:span><text:span text:style-name="T9">handleSubmit</text:span><text:span text:style-name="T6">}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Descripción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text"</text:span></text:p>
      <text:p text:style-name="P3">              <text:span text:style-name="T11">name</text:span><text:span text:style-name="T10">=</text:span><text:span text:style-name="T12">"descripcion"</text:span></text:p>
      <text:p text:style-name="P3">              <text:span text:style-name="T11">value</text:span><text:span text:style-name="T10">=</text:span><text:span text:style-name="T6">{</text:span><text:span text:style-name="T8">nuevoIngreso</text:span><text:span text:style-name="T10">.</text:span><text:span text:style-name="T11">descripcion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Monto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number"</text:span></text:p>
      <text:p text:style-name="P3">              <text:span text:style-name="T11">name</text:span><text:span text:style-name="T10">=</text:span><text:span text:style-name="T12">"monto"</text:span></text:p>
      <text:p text:style-name="P3">              <text:span text:style-name="T11">value</text:span><text:span text:style-name="T10">=</text:span><text:span text:style-name="T6">{</text:span><text:span text:style-name="T8">nuevoIngreso</text:span><text:span text:style-name="T10">.</text:span><text:span text:style-name="T11">monto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label</text:span><text:span text:style-name="T15">&gt;</text:span></text:p>
      <text:p text:style-name="P3">            <text:span text:style-name="T7">Fecha:</text:span></text:p>
      <text:p text:style-name="P3">            <text:span text:style-name="T15">&lt;</text:span><text:span text:style-name="T6">input</text:span></text:p>
      <text:p text:style-name="P3">              <text:span text:style-name="T11">type</text:span><text:span text:style-name="T10">=</text:span><text:span text:style-name="T12">"date"</text:span></text:p>
      <text:p text:style-name="P3">              <text:span text:style-name="T11">name</text:span><text:span text:style-name="T10">=</text:span><text:span text:style-name="T12">"fecha"</text:span></text:p>
      <text:p text:style-name="P3">              <text:span text:style-name="T11">value</text:span><text:span text:style-name="T10">=</text:span><text:span text:style-name="T6">{</text:span><text:span text:style-name="T8">nuevoIngreso</text:span><text:span text:style-name="T10">.</text:span><text:span text:style-name="T11">fecha</text:span><text:span text:style-name="T6">}</text:span></text:p>
      <text:p text:style-name="P3">              <text:span text:style-name="T11">onChange</text:span><text:span text:style-name="T10">=</text:span><text:span text:style-name="T6">{</text:span><text:span text:style-name="T9">handleChange</text:span><text:span text:style-name="T6">}</text:span></text:p>
      <text:p text:style-name="P3">              <text:span text:style-name="T11">required</text:span></text:p>
      <text:p text:style-name="P3">            <text:span text:style-name="T15">/&gt;</text:span></text:p>
      <text:p text:style-name="P3">          <text:span text:style-name="T15">&lt;/</text:span><text:span text:style-name="T6">label</text:span><text:span text:style-name="T15">&gt;</text:span></text:p>
      <text:p text:style-name="P3">          <text:span text:style-name="T15">&lt;</text:span><text:span text:style-name="T6">button</text:span><text:span text:style-name="T7"> </text:span><text:span text:style-name="T11">type</text:span><text:span text:style-name="T10">=</text:span><text:span text:style-name="T12">"submit"</text:span><text:span text:style-name="T15">&gt;</text:span></text:p>
      <text:p text:style-name="P3">            <text:span text:style-name="T6">{</text:span><text:span text:style-name="T8">nuevoIngreso</text:span><text:span text:style-name="T10">.</text:span><text:span text:style-name="T11">id</text:span><text:span text:style-name="T10"> ? </text:span><text:span text:style-name="T12">"Guardar Cambios"</text:span><text:span text:style-name="T10"> : </text:span><text:span text:style-name="T12">"Agregar"</text:span><text:span text:style-name="T6">}</text:span></text:p>
      <text:p text:style-name="P3">          <text:span text:style-name="T15">&lt;/</text:span><text:span text:style-name="T6">button</text:span><text:span text:style-name="T15">&gt;</text:span></text:p>
      <text:p text:style-name="P3">        <text:span text:style-name="T15">&lt;/</text:span><text:span text:style-name="T6">form</text:span><text:span text:style-name="T15">&gt;</text:span></text:p>
      <text:p text:style-name="P3">      <text:span text:style-name="T15">&lt;/</text:span><text:span text:style-name="T6">div</text:span><text:span text:style-name="T15">&gt;</text:span></text:p>
      <text:p text:style-name="P3">    <text:span text:style-name="T15">&lt;/</text:span><text:span text:style-name="T6">div</text:span><text:span text:style-name="T15">&gt;</text:span></text:p>
      <text:p text:style-name="P3">  <text:span text:style-name="T7">);</text:span></text:p>
      <text:p text:style-name="P1">}</text:p>
      <text:p text:style-name="P2"/>
      <text:p text:style-name="P1"><text:span text:style-name="T1">export</text:span> <text:span text:style-name="T1">default</text:span> <text:span text:style-name="T5">AltaIngreso</text:span>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9T16:10:30.027189000</meta:creation-date>
    <dc:date>2025-08-29T16:10:35.819115700</dc:date>
    <meta:editing-duration>PT6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3" meta:paragraph-count="135" meta:word-count="298" meta:character-count="3889" meta:non-whitespace-character-count="2553"/>
  </office:meta>
</office:document-meta>
</file>